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48pt" fo:font-weight="bold" style:font-size-asian="48pt" style:font-size-complex="48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style:text-outline="false" style:text-line-through-style="none" fo:font-family="'Arial Black'" style:font-family-generic="swiss" style:font-pitch="variable" fo:font-size="48pt" fo:font-style="normal" fo:text-shadow="none" style:text-underline-style="none" fo:font-weight="bold" style:font-family-asian="'Arial Unicode MS'" style:font-pitch-asian="variable" style:font-size-asian="48pt" style:font-style-asian="normal" style:font-weight-asian="normal" style:font-family-complex="Tahoma" style:font-pitch-complex="variable" style:font-size-complex="48pt" style:font-style-complex="normal" style:font-weight-complex="normal" style:text-emphasize="none" style:font-relief="none"/>
    </style:style>
    <style:style style:name="T2" style:family="text">
      <style:text-properties fo:color="#ffffff" fo:font-family="'Arial Black'" style:font-family-generic="swiss" style:font-pitch="variable" fo:font-size="48pt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1. Pewnej nocy łzy z oczu mych</text:span><text:span text:style-name="T1"><text:line-break/></text:span><text:span text:style-name="T1">otarł dłonią swą Jezus</text:span><text:span text:style-name="T1"><text:line-break/></text:span><text:span text:style-name="T1">i powiedział mi: „Nie martw się,</text:span><text:span text:style-name="T1"><text:line-break/></text:span><text:span text:style-name="T1">Jam przy boku jest twym.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2">Potem spojrzał na grzeszny świat</text:span><text:span text:style-name="T2"><text:line-break/></text:span><text:span text:style-name="T2">pogrążony w ciemności,</text:span><text:span text:style-name="T2"><text:line-break/></text:span><text:span text:style-name="T2">i zwracając się do mnie,</text:span><text:span text:style-name="T2"><text:line-break/></text:span><text:span text:style-name="T2">pełen smutku tak rzekł: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2">Ref.: „Powiedz ludziom, że kocham ich,</text:span><text:span text:style-name="T2"><text:line-break/></text:span><text:span text:style-name="T2">że się o nich wciąż troszczę,</text:span><text:span text:style-name="T2"><text:line-break/></text:span><text:span text:style-name="T2">jeśli zeszli już z moich dróg,</text:span><text:span text:style-name="T2"><text:line-break/></text:span><text:span text:style-name="T2">powiedz, że szukam ich."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Gdy na wzgórzu Golgoty</text:span><text:span text:style-name="T1"><text:line-break/></text:span><text:span text:style-name="T1">Życie za nich oddałem</text:span><text:span text:style-name="T1"><text:line-break/></text:span><text:span text:style-name="T1">To umarłem za wszystkich</text:span><text:span text:style-name="T1"><text:line-break/></text:span><text:span text:style-name="T1">Aby każdy mógł żyć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Nie zapomnę tej chwili</text:span><text:span text:style-name="T1"><text:line-break/></text:span><text:span text:style-name="T1">Gdy mnie spotkał mój Jezus</text:span><text:span text:style-name="T1"><text:line-break/></text:span><text:span text:style-name="T1">Wtedy byłem jak ślepy</text:span><text:span text:style-name="T1"><text:line-break/></text:span><text:span text:style-name="T1">On przywrócił mi wzrok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2">Ref.: „Powiedz ludziom, że kocham ich,</text:span><text:span text:style-name="T2"><text:line-break/></text:span><text:span text:style-name="T2">że się o nich wciąż troszczę,</text:span><text:span text:style-name="T2"><text:line-break/></text:span><text:span text:style-name="T2">jeśli zeszli już z moich dróg,</text:span><text:span text:style-name="T2"><text:line-break/></text:span><text:span text:style-name="T2">powiedz, że szukam ich."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6-06-07T17:05:21</meta:creation-date>
    <dc:date>2017-03-27T19:29:29.68</dc:date>
    <dc:language>pl-PL</dc:language>
    <meta:editing-cycles>14</meta:editing-cycles>
    <meta:editing-duration>PT49M3S</meta:editing-duration>
    <dc:creator>Woda Życia</dc:creator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